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p</mi>
            <mrow>
              <mspace width="2em"/>
              <mo stretchy="false">∼</mo>
              <mspace width="2em"/>
            </mrow>
            <mi>T</mi>
            <mspace width="10em"/>
            <mfrac>
              <mi>p</mi>
              <mi>T</mi>
            </mfrac>
            <mrow>
              <mspace width="2em"/>
              <mo stretchy="false">=</mo>
              <mspace width="2em"/>
            </mrow>
            <mtext>const</mtext>
            <mspace width="10em"/>
            <mfrac>
              <msub>
                <mi>p</mi>
                <mn>1</mn>
              </msub>
              <msub>
                <mi>p</mi>
                <mn>2</mn>
              </msub>
            </mfrac>
            <mrow>
              <mspace width="2em"/>
              <mo stretchy="false">=</mo>
              <mspace width="2em"/>
            </mrow>
            <mfrac>
              <msub>
                <mi>T</mi>
                <mn>1</mn>
              </msub>
              <msub>
                <mi>T</mi>
                <mn>2</mn>
              </msub>
            </mfrac>
            <mspace width="8em"/>
            <mo stretchy="false">⇒</mo>
          </mrow>
        </mtd>
      </mtr>
      <mtr>
        <mtd>
          <mrow>
            <mi>p</mi>
            <mrow>
              <mo fence="true" stretchy="false">(</mo>
              <mrow>
                <mi>T</mi>
              </mrow>
              <mo fence="true" stretchy="false">)</mo>
            </mrow>
            <mrow>
              <mspace width="2em"/>
              <mo stretchy="false">=</mo>
              <mspace width="2em"/>
            </mrow>
            <msub>
              <mi>p</mi>
              <mn>0</mn>
            </msub>
            <mspace width="0.5em"/>
            <mrow>
              <mo fence="true" stretchy="true">(</mo>
              <mrow>
                <mrow>
                  <mn>1</mn>
                  <mrow>
                    <mspace width="2em"/>
                    <mo stretchy="false">+</mo>
                    <mspace width="2em"/>
                  </mrow>
                  <msub>
                    <mi mathvariant="normal">γ</mi>
                    <mn>0</mn>
                  </msub>
                  <mspace width="0.5em"/>
                  <mrow>
                    <mo fence="true" stretchy="false">[</mo>
                    <mrow>
                      <mrow>
                        <mi>T</mi>
                        <mrow>
                          <mspace width="2em"/>
                          <mo stretchy="false">−</mo>
                          <mspace width="2em"/>
                        </mrow>
                        <msub>
                          <mi>T</mi>
                          <mn>0</mn>
                        </msub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space width="10em"/>
            <mtext>mit</mtext>
            <mspace width="2em"/>
            <msub>
              <mi mathvariant="normal">γ</mi>
              <mn>0</mn>
            </msub>
            <mrow>
              <mspace width="2em"/>
              <mo stretchy="false">=</mo>
              <mspace width="2em"/>
            </mrow>
            <mfrac>
              <mn>1</mn>
              <msub>
                <mi>T</mi>
                <mn>0</mn>
              </msub>
            </mfrac>
            <mrow>
              <mspace width="2em"/>
              <mo stretchy="false">=</mo>
              <mspace width="2em"/>
            </mrow>
            <mfrac>
              <mn>1</mn>
              <mrow>
                <mn>273,15</mn>
                <mtext>K</mtext>
              </mrow>
            </mfrac>
          </mrow>
        </mtd>
      </mtr>
    </mtable>
    <annotation encoding="StarMath 5.0">p ~sim~ T ~~~~~ p over T ~=~ "const" ~~~~~ p _1 over p _2 ~=~ T _1 over T _2 ~~~~ drarrow newline 

p ( T ) ~=~ p _0 ` left ( 1 ~+~ %igamma _0 ` [ T ~-~ T _0 ] right ) ~~~~~ 
"mit" ~ %igamma _0 ~=~ 1 over T _0 ~=~ 1 over { 273,15 "K"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0:08:25.146000000</meta:creation-date>
    <dc:date>2015-03-27T15:07:48.469000000</dc:date>
    <meta:editing-duration>PT4M16S</meta:editing-duration>
    <meta:editing-cycles>2</meta:editing-cycles>
    <meta:generator>LibreOffice/4.3.4.1$Windows_x86 LibreOffice_project/bc356b2f991740509f321d70e4512a6a54c5f243</meta:generator>
  </office:meta>
</office:document-meta>
</file>